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1103.27">
            <text:p>1103.27</text:p>
          </table:table-cell>
          <table:table-cell table:content-validation-name="val4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2.1">
            <text:p>12.1</text:p>
          </table:table-cell>
          <table:table-cell table:style-name="Default" office:value-type="float" office:value="137.5">
            <text:p>137.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737.69">
            <text:p>737.69</text:p>
          </table:table-cell>
          <table:table-cell table:content-validation-name="val5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3"/>
          <table:table-cell table:style-name="Default" office:value-type="float" office:value="575.52">
            <text:p>575.52</text:p>
          </table:table-cell>
          <table:table-cell table:content-validation-name="val5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7.3">
            <text:p>137.3</text:p>
          </table:table-cell>
          <table:table-cell table:content-validation-name="val1"/>
          <table:table-cell table:style-name="Default" office:value-type="string">
            <text:p>Trichodoridae</text:p>
          </table:table-cell>
          <table:table-cell table:number-columns-repeated="2"/>
          <table:table-cell table:content-validation-name="val3"/>
          <table:table-cell table:style-name="Default" office:value-type="float" office:value="628.1">
            <text:p>628.1</text:p>
          </table:table-cell>
          <table:table-cell table:content-validation-name="val5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6.9">
            <text:p>16.9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773.3">
            <text:p>773.3</text:p>
          </table:table-cell>
          <table:table-cell table:content-validation-name="val5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8">
            <text:p>18</text:p>
          </table:table-cell>
          <table:table-cell table:style-name="Default" office:value-type="float" office:value="143">
            <text:p>143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990.43">
            <text:p>990.43</text:p>
          </table:table-cell>
          <table:table-cell table:content-validation-name="val5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_FilterDatabase" table:base-cell-address="$Sheet1.$A$1" table:cell-range-address="$Sheet1.$A$1:.$AY$3282"/>
          <table:named-range table:name="Excel_BuiltIn__FilterDatabase" table:base-cell-address="$Sheet1.$A$1" table:cell-range-address="$Sheet1.$A$1:.$AY$3282"/>
        </table:named-expressions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named-expressions/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</number:number-style>
    <number:number-style style:name="N138">
      <number:text>-$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number:text>-$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</number:number-style>
    <number:number-style style:name="N141">
      <style:text-properties fo:color="#ff0000"/>
      <number:text>-$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integer-digits="1" number:grouping="true"/>
      <number:text> </number:text>
    </number:number-style>
    <number:number-style style:name="N142P2" style:volatile="true">
      <number:text>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-$</number:text>
      <number:number number:decimal-places="0" number:min-integer-digits="1" number:grouping="true"/>
      <number:text> </number:text>
    </number:number-style>
    <number:number-style style:name="N143P2" style:volatile="true">
      <number:text> $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-$</number:text>
      <number:number number:decimal-places="2" number:min-integer-digits="1" number:grouping="true"/>
      <number:text> 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0">2022-05-30</text:date>, <text:time>06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d_5f_AllImageMetadata" style:display-name="PageStyle_Created_AllImageMeta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30T06:11:59.98</dc:date>
    <dc:creator>Lawrence Perepolkin</dc:creator>
    <meta:editing-duration>PT9H46M23S</meta:editing-duration>
    <meta:editing-cycles>44</meta:editing-cycles>
    <meta:generator>OpenOffice/4.1.12$Win32 OpenOffice.org_project/4112m1$Build-9809</meta:generator>
    <meta:document-statistic meta:table-count="3" meta:cell-count="145" meta:object-count="0"/>
  </office:meta>
</office:document-meta>
</file>